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 style:list-style-name="WWNum5">
      <style:paragraph-properties fo:margin-left="1in" fo:margin-right="0in" fo:text-indent="-0.25in" style:auto-text-indent="false"/>
    </style:style>
    <style:style style:name="P17" style:family="paragraph" style:parent-style-name="Standard" style:list-style-name="WWNum11">
      <style:paragraph-properties fo:margin-left="1in" fo:margin-right="0in" fo:text-indent="-0.25in" style:auto-text-indent="false"/>
    </style:style>
    <style:style style:name="P18" style:family="paragraph" style:parent-style-name="Standard" style:list-style-name="WWNum7">
      <style:paragraph-properties fo:margin-left="1in" fo:margin-right="0in" fo:text-indent="-0.25in" style:auto-text-indent="false"/>
    </style:style>
    <style:style style:name="P19" style:family="paragraph" style:parent-style-name="Standard" style:list-style-name="WWNum2">
      <style:paragraph-properties fo:margin-left="1in" fo:margin-right="0in" fo:text-indent="-0.25in" style:auto-text-indent="false"/>
    </style:style>
    <style:style style:name="P20" style:family="paragraph" style:parent-style-name="Standard" style:list-style-name="WWNum8">
      <style:paragraph-properties fo:margin-left="1in" fo:margin-right="0in" fo:text-indent="-0.25in" style:auto-text-indent="false"/>
    </style:style>
    <style:style style:name="P21" style:family="paragraph" style:parent-style-name="Standard" style:list-style-name="WWNum10">
      <style:paragraph-properties fo:margin-left="1in" fo:margin-right="0in" fo:text-indent="-0.25in" style:auto-text-indent="false"/>
    </style:style>
    <style:style style:name="P22" style:family="paragraph" style:parent-style-name="Standard" style:list-style-name="WWNum13">
      <style:paragraph-properties fo:margin-left="1in" fo:margin-right="0in" fo:text-indent="-0.25in" style:auto-text-indent="false"/>
    </style:style>
    <style:style style:name="P23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Minimum Viable Product</text:span></text:p>
      <text:p text:style-name="Standard"/>
      <text:list xml:id="list557052401" text:style-name="WWNum3">
        <text:list-item>
          <text:p text:style-name="P1">Unbounded whiteboard with panning</text:p>
        </text:list-item>
        <text:list-item>
          <text:p text:style-name="P1">Multiple users can connect to the server and be in the same session</text:p>
        </text:list-item>
        <text:list-item>
          <text:p text:style-name="P1">No maximum number of users (maybe some arbitrary limit just in case someone spams the server e.g. 100 - teams of hundreds is ridiculous anyway)</text:p>
        </text:list-item>
        <text:list-item>
          <text:p text:style-name="P1">Any user can create a new card (title and text)</text:p>
        </text:list-item>
        <text:list-item>
          <text:p text:style-name="P1">Each user can move cards anywhere on the whiteboard and the whiteboard will be updated for all in the session</text:p>
        </text:list-item>
      </text:list>
      <text:p text:style-name="P15"/>
      <text:p text:style-name="P15"><text:span text:style-name="T1">Core Stretch Goals</text:span></text:p>
      <text:p text:style-name="P15"/>
      <text:p text:style-name="P15">Applying a sizing scale</text:p>
      <text:list xml:id="list1856128766" text:style-name="WWNum5">
        <text:list-item>
          <text:p text:style-name="P2">User can add a sizing scale with a sequence of number (e.g. fibonacci) of columns</text:p>
          <text:list>
            <text:list-item>
              <text:p text:style-name="P16">predefined list at first</text:p>
            </text:list-item>
          </text:list>
        </text:list-item>
        <text:list-item>
          <text:p text:style-name="P2">User can place the scale on the whiteboard so that the first column aligns with the left-most card and the last column aligns with the right-most card - manual resize</text:p>
        </text:list-item>
        <text:list-item>
          <text:p text:style-name="P2">Able to add column size associated with each card</text:p>
        </text:list-item>
      </text:list>
      <text:p text:style-name="Standard"/>
      <text:p text:style-name="Standard">Taking turns</text:p>
      <text:list xml:id="list2959204886" text:style-name="WWNum11">
        <text:list-item>
          <text:p text:style-name="P3">User can add their name to the queue</text:p>
        </text:list-item>
        <text:list-item>
          <text:p text:style-name="P3">Current player displayed</text:p>
          <text:list>
            <text:list-item>
              <text:p text:style-name="P17">Able to see queue</text:p>
            </text:list-item>
          </text:list>
        </text:list-item>
        <text:list-item>
          <text:p text:style-name="P3">Person who’s turn it is has to click something to end their turn</text:p>
          <text:list>
            <text:list-item>
              <text:p text:style-name="P17">No concept of host yet</text:p>
            </text:list-item>
          </text:list>
        </text:list-item>
      </text:list>
      <text:p text:style-name="Standard"/>
      <text:p text:style-name="Standard">Card movement restrictions</text:p>
      <text:list xml:id="list203035104903078" text:continue-numbering="true" text:style-name="WWNum11">
        <text:list-item>
          <text:p text:style-name="P3">Only the current player can move cards</text:p>
          <text:list>
            <text:list-item>
              <text:p text:style-name="P17"><text:soft-page-break/>Turn info sent to clients and only the client who’s turn it is can move cards (e.g. don’t handle drag and drop if it’s not your turn)</text:p>
            </text:list-item>
            <text:list-item>
              <text:p text:style-name="P17">Server refuses move commands from anyone but current player</text:p>
            </text:list-item>
          </text:list>
        </text:list-item>
        <text:list-item>
          <text:p text:style-name="P3">User can only move one card at a time</text:p>
          <text:list>
            <text:list-item>
              <text:p text:style-name="P17">Move info saved and if moving another card, it resets the previous one to whatever (unsized, sized, previous position) and new card is be moved</text:p>
            </text:list-item>
            <text:list-item>
              <text:p text:style-name="P17">Only when moving another card - cards can be dropped and picked up again and that’s still within moving one card</text:p>
            </text:list-item>
          </text:list>
        </text:list-item>
      </text:list>
      <text:p text:style-name="Standard"/>
      <text:p text:style-name="Standard">Saving the session</text:p>
      <text:list xml:id="list699978921" text:style-name="WWNum7">
        <text:list-item>
          <text:p text:style-name="P4">User can save a session</text:p>
          <text:list>
            <text:list-item>
              <text:p text:style-name="P18">bookmark/email session link, maybe download session state</text:p>
            </text:list-item>
          </text:list>
        </text:list-item>
        <text:list-item>
          <text:p text:style-name="P4">Maybe have session start and end time and any notes for the overall sessio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Stretch-Stretch Goals</text:span></text:p>
      <text:p text:style-name="Standard"/>
      <text:p text:style-name="Standard">Session Management</text:p>
      <text:list xml:id="list1804061614" text:style-name="WWNum2">
        <text:list-item>
          <text:p text:style-name="P5">User info saved</text:p>
        </text:list-item>
        <text:list-item>
          <text:p text:style-name="P5">Only user can</text:p>
          <text:list>
            <text:list-item>
              <text:p text:style-name="P19">create session</text:p>
            </text:list-item>
            <text:list-item>
              <text:p text:style-name="P19">Apply scale</text:p>
            </text:list-item>
            <text:list-item>
              <text:p text:style-name="P19">End session</text:p>
            </text:list-item>
            <text:list-item>
              <text:p text:style-name="P19">Edit session notes</text:p>
            </text:list-item>
            <text:list-item>
              <text:p text:style-name="P19">Add participants to queue</text:p>
            </text:list-item>
          </text:list>
        </text:list-item>
      </text:list>
      <text:p text:style-name="Standard"/>
      <text:p text:style-name="Standard"><text:soft-page-break/>Unsized cards</text:p>
      <text:list xml:id="list3292186215" text:style-name="WWNum1">
        <text:list-item>
          <text:p text:style-name="P6">Sidebar panel with manually created cards</text:p>
        </text:list-item>
        <text:list-item>
          <text:p text:style-name="P6">Can be dragged out and placed on the whiteboard</text:p>
        </text:list-item>
      </text:list>
      <text:p text:style-name="Standard"/>
      <text:p text:style-name="Standard">Out of play pile (Uncertain Pile?)</text:p>
      <text:list xml:id="list3578641420" text:style-name="WWNum8">
        <text:list-item>
          <text:p text:style-name="P7">Cards moved to many times are uncertain and removed from the board</text:p>
        </text:list-item>
        <text:list-item>
          <text:p text:style-name="P7">Allow dragging back out onto the whiteboard</text:p>
          <text:list>
            <text:list-item>
              <text:p text:style-name="P20">Probably comes with the panel component being the same as unsized</text:p>
            </text:list-item>
          </text:list>
        </text:list-item>
      </text:list>
      <text:p text:style-name="P15"/>
      <text:p text:style-name="Standard">Session Stats Displayed In Real Time</text:p>
      <text:list xml:id="list699201048" text:style-name="WWNum10">
        <text:list-item>
          <text:p text:style-name="P8">Time elapsed</text:p>
        </text:list-item>
        <text:list-item>
          <text:p text:style-name="P8">Number of cards not arranged</text:p>
          <text:list>
            <text:list-item>
              <text:p text:style-name="P21">this might just come with have sidebar panel because really easy</text:p>
            </text:list-item>
          </text:list>
        </text:list-item>
        <text:list-item>
          <text:p text:style-name="P8">Cards moved too many times</text:p>
          <text:list>
            <text:list-item>
              <text:p text:style-name="P21">this might just come with have sidebar panel because really easy</text:p>
            </text:list-item>
          </text:list>
        </text:list-item>
      </text:list>
      <text:p text:style-name="P15"/>
      <text:p text:style-name="Standard">Import ticket info</text:p>
      <text:list xml:id="list3072842842" text:style-name="WWNum9">
        <text:list-item>
          <text:p text:style-name="P9">CSV/XML</text:p>
        </text:list-item>
        <text:list-item>
          <text:p text:style-name="P9">Automatically creates cards</text:p>
        </text:list-item>
      </text:list>
      <text:p text:style-name="Standard"/>
      <text:p text:style-name="Standard">Export ticket info</text:p>
      <text:list xml:id="list203036105206814" text:continue-numbering="true" text:style-name="WWNum9">
        <text:list-item>
          <text:p text:style-name="P9">CSV/XML</text:p>
        </text:list-item>
        <text:list-item>
          <text:p text:style-name="P9">Automatically generated from cards</text:p>
        </text:list-item>
      </text:list>
      <text:p text:style-name="P15"/>
      <text:p text:style-name="P15">Cards Note</text:p>
      <text:list xml:id="list325861896" text:style-name="WWNum14">
        <text:list-item>
          <text:p text:style-name="P10">User can add card sizing notes</text:p>
        </text:list-item>
        <text:list-item>
          <text:p text:style-name="P10"><text:soft-page-break/>Card sizing notes are saved to each card</text:p>
        </text:list-item>
      </text:list>
      <text:p text:style-name="Standard"/>
      <text:p text:style-name="P15">Participants vs Viewers</text:p>
      <text:list xml:id="list546270890" text:style-name="WWNum4">
        <text:list-item>
          <text:p text:style-name="P11">People can participates with one link to the session</text:p>
        </text:list-item>
        <text:list-item>
          <text:p text:style-name="P11">People can view only with another link to the session</text:p>
        </text:list-item>
      </text:list>
      <text:p text:style-name="Standard"/>
      <text:p text:style-name="Standard">Save move history</text:p>
      <text:list xml:id="list2205542355" text:style-name="WWNum13">
        <text:list-item>
          <text:p text:style-name="P12">Able to view as itemized list</text:p>
          <text:list>
            <text:list-item>
              <text:p text:style-name="P22">Bob McKenzie added card “Beer”</text:p>
            </text:list-item>
            <text:list-item>
              <text:p text:style-name="P22">Doug McKenzie moved card “Take off hoser” right</text:p>
            </text:list-item>
          </text:list>
        </text:list-item>
        <text:list-item>
          <text:p text:style-name="P12">Maybe add relative position change if not too hard</text:p>
        </text:list-item>
      </text:list>
      <text:p text:style-name="Standard"/>
      <text:p text:style-name="Standard">Freehand drawing on whiteboard</text:p>
      <text:list xml:id="list1099961179" text:style-name="WWNum6">
        <text:list-item>
          <text:p text:style-name="P13">Temporary (not saved with session)</text:p>
        </text:list-item>
        <text:list-item>
          <text:p text:style-name="P13">Might not be too hard if using SVG canvas</text:p>
        </text:list-item>
      </text:list>
      <text:p text:style-name="Standard"/>
      <text:p text:style-name="Standard">Jira integration via REST API</text:p>
      <text:list xml:id="list2589621489" text:style-name="WWNum12">
        <text:list-item>
          <text:p text:style-name="P14">Not likely to get done on LHL final project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3" meta:word-count="592" meta:character-count="3087" meta:non-whitespace-character-count="2623"/>
    <meta:generator>LibreOfficeDev/6.0.5.2$Linux_X86_64 LibreOffice_project/</meta:generator>
  </office:meta>
</office:document-meta>
</file>